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/>
      <style:text-properties officeooo:paragraph-rsid="00109bcf"/>
    </style:style>
    <style:style style:name="P2" style:family="paragraph" style:parent-style-name="Standard">
      <style:paragraph-properties fo:line-height="150%"/>
      <style:text-properties style:font-name="Times New Roman" fo:font-size="14pt" officeooo:rsid="00109bcf" officeooo:paragraph-rsid="00109bcf" style:font-size-asian="14pt" style:font-size-complex="14pt"/>
    </style:style>
    <style:style style:name="P3" style:family="paragraph" style:parent-style-name="Standard">
      <style:text-properties style:font-name="Times New Roman" fo:font-size="14pt" officeooo:rsid="00109bcf" officeooo:paragraph-rsid="00109bcf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Times New Roman" fo:font-size="14pt" officeooo:paragraph-rsid="00109bcf" style:font-size-asian="14pt" style:font-size-complex="14pt"/>
    </style:style>
    <style:style style:name="P5" style:family="paragraph" style:parent-style-name="Table_20_Contents">
      <style:text-properties style:font-name="Times New Roman" fo:font-size="14pt" officeooo:rsid="00109bcf" officeooo:paragraph-rsid="00109bcf" style:font-size-asian="14pt" style:font-size-complex="14pt"/>
    </style:style>
    <style:style style:name="T1" style:family="text">
      <style:text-properties officeooo:rsid="00109bcf"/>
    </style:style>
    <style:style style:name="T2" style:family="text">
      <style:text-properties fo:font-style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09bcf" style:font-style-asian="normal" style:font-style-complex="normal"/>
    </style:style>
    <style:style style:name="T5" style:family="text">
      <style:text-properties fo:font-style="normal" fo:font-weight="bold" officeooo:rsid="00109bcf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109bcf" style:font-size-asian="14pt" style:font-size-complex="14pt"/>
    </style:style>
    <style:style style:name="T9" style:family="text">
      <style:text-properties fo:font-size="14pt" fo:font-style="italic" style:font-size-asian="14pt" style:font-size-complex="14pt"/>
    </style:style>
    <style:style style:name="T10" style:family="text">
      <style:text-properties fo:font-size="14pt" fo:font-style="normal" style:font-size-asian="14pt" style:font-style-asian="normal" style:font-size-complex="14pt" style:font-style-complex="normal"/>
    </style:style>
    <style:style style:name="T11" style:family="text">
      <style:text-properties fo:font-size="14pt" fo:font-style="normal" officeooo:rsid="00109bcf" style:font-size-asian="14pt" style:font-style-asian="normal" style:font-size-complex="14pt" style:font-style-complex="normal"/>
    </style:style>
    <style:style style:name="T12" style:family="text">
      <style:text-properties fo:font-size="14pt" fo:font-style="normal" fo:font-weight="bold" officeooo:rsid="00109bcf" style:font-size-asian="14pt" style:font-style-asian="normal" style:font-size-complex="14pt" style:font-style-complex="normal"/>
    </style:style>
    <style:style style:name="T13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fo:font-size="14pt" style:font-size-asian="14pt" style:font-size-complex="14pt"/>
    </style:style>
    <style:style style:name="T16" style:family="text">
      <style:text-properties style:font-name="Times New Roman" fo:font-size="14pt" officeooo:rsid="00109bcf" style:font-size-asian="14pt" style:font-size-complex="14pt"/>
    </style:style>
    <style:style style:name="T17" style:family="text">
      <style:text-properties style:font-name="Times New Roman" fo:font-size="14pt" fo:font-style="italic" style:font-size-asian="14pt" style:font-size-complex="14pt"/>
    </style:style>
    <style:style style:name="T18" style:family="text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T19" style:family="text">
      <style:text-properties style:font-name="Times New Roman" fo:font-size="14pt" fo:font-style="normal" officeooo:rsid="00109bcf" style:font-size-asian="14pt" style:font-style-asian="normal" style:font-size-complex="14pt" style:font-style-complex="normal"/>
    </style:style>
    <style:style style:name="T20" style:family="text">
      <style:text-properties style:font-name="Times New Roman" fo:font-size="14pt" fo:font-style="normal" fo:font-weight="bold" style:font-size-asian="14pt" style:font-style-asian="normal" style:font-size-complex="14pt" style:font-style-complex="normal"/>
    </style:style>
    <style:style style:name="T21" style:family="text">
      <style:text-properties style:font-name="Times New Roman" fo:font-size="14pt" fo:font-style="normal" fo:font-weight="bold" officeooo:rsid="00109bcf" style:font-size-asian="14pt" style:font-style-asian="normal" style:font-size-complex="14pt" style:font-style-complex="normal"/>
    </style:style>
    <style:style style:name="T22" style:family="text"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style:font-name="Times New Roman" officeooo:rsid="00109bcf"/>
    </style:style>
    <style:style style:name="T25" style:family="text">
      <style:text-properties style:font-name="Times New Roman" fo:font-style="italic"/>
    </style:style>
    <style:style style:name="T26" style:family="text">
      <style:text-properties style:font-name="Times New Roman" fo:font-style="normal" style:font-style-asian="normal" style:font-style-complex="normal"/>
    </style:style>
    <style:style style:name="T27" style:family="text">
      <style:text-properties style:font-name="Times New Roman" fo:font-style="normal" officeooo:rsid="00109bcf" style:font-style-asian="normal" style:font-style-complex="normal"/>
    </style:style>
    <style:style style:name="T28" style:family="text">
      <style:text-properties style:font-name="Times New Roman" fo:font-style="normal" fo:font-weight="bold" officeooo:rsid="00109bcf" style:font-style-asian="normal" style:font-style-complex="normal"/>
    </style:style>
    <style:style style:name="T29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Теоретическая часть</text:p>
      <text:p text:style-name="P3"/>
      <text:p text:style-name="P4"><text:span text:style-name="T1">1)</text:span>Программный измерительный монитор — это инструмент, который автоматически собирает данные о работе программного обеспечения во время его выполнения для анализа производительности, ресурсов и поведения программы. Примеры инструментов: профилировщики (например, cProfile для Python), отладчики с функциями мониторинга (например, Visual Studio Debugger), системы трассировки событий (например, DTrace).<text:line-break/>Ключевые характеристики ПО, измеряемые с помощью мониторов:<text:line-break/>1. Время выполнения (производительность)<text:line-break/>2. Использование памяти<text:line-break/>3. Частота и причины ошибок или сбоев<text:line-break/>Этапы работы с монитором:<text:line-break/>1. Запуск программы под контролем измерительного монитора, который интегрируется или подключается к приложению.<text:line-break/>2. Сбор и запись специфичных метрик и данных работы программы в процессе её выполнения.<text:line-break/>3. Анализ и интерпретация собранных данных для выявления узких мест, ошибок или оптимизации производительности.</text:p>
      <text:p text:style-name="P4"/>
      <text:p text:style-name="P4"/>
      <text:p text:style-name="P2">Практическая часть</text:p>
      <text:p text:style-name="P1"><text:span text:style-name="T16">1)</text:span><text:span text:style-name="T15">Для генерации отсортированного массива из 10 000 000 случайных чисел и замера времени выполнения поиска последнего элемента можно создать два отдельных файла, например  <text:line-break/></text:span><text:span text:style-name="T16">П</text:span><text:span text:style-name="T15">ример для </text:span><text:a xlink:type="simple" xlink:href="https://web.telegram.org/a/linearsearch.py" text:style-name="Internet_20_link" text:visited-style-name="Visited_20_Internet_20_Link"><text:span text:style-name="T15">linear</text:span><text:span text:style-name="T17">search.py</text:span></text:a><text:span text:style-name="T17">:<text:line-break/></text:span><text:span text:style-name="T18">import random<text:line-break/>import time<text:line-break/>arr = sorted(random.sample(range(1, 20000000), 10000000))</text:span></text:p>
      <text:p text:style-name="P1"><text:span text:style-name="T18">target = arr[-1]<text:line-break/>starttime = time.time()<text:line-break/></text:span><text:soft-page-break/><text:span text:style-name="T18">def linearsearch(arr, target):<text:line-break/>for i in range(len(arr)):<text:line-break/>if arr[i] == target:<text:line-break/>return i<text:line-break/>return -1<text:line-break/><text:line-break/>index = linearsearch(arr, target)<text:line-break/>print(f'Индекс элемента {target}: {index}')<text:line-break/>print(f'Время выполнения: {time.time() - starttime:.4f} секунд')<text:line-break/>Пример для </text:span><text:a xlink:type="simple" xlink:href="https://web.telegram.org/a/binarysearch.py" text:style-name="Internet_20_link" text:visited-style-name="Visited_20_Internet_20_Link"><text:span text:style-name="T18">binarysearch.py</text:span></text:a><text:span text:style-name="T18">:<text:line-break/>import random<text:line-break/>import time<text:line-break/>arr = sorted(random.sample(range(1, 20000000), 10000000))<text:line-break/>target = arr-1<text:line-break/>starttime = time.time()<text:line-break/>def binarysearch(arr, target):<text:line-break/>low, high = 0, len(arr) - 1<text:line-break/>while low &lt;= high:<text:line-break/>mid = (low + high) // 2<text:line-break/>if arrmid == target:<text:line-break/>return mid<text:line-break/>elif arrmid &lt; target:<text:line-break/>low = mid + 1<text:line-break/>else:<text:line-break/>high = mid - 1<text:line-break/>return -1<text:line-break/>index = binarysearch(arr, target)<text:line-break/>print(f'Индекс элемента {target}: {index}')<text:line-break/>print(f'Время выполнения: {time.time() - starttime:.4f} секунд')<text:line-break/>Далее запустите в командной строке на Linux/MacOS:<text:line-break/></text:span><text:soft-page-break/><text:span text:style-name="T18">time python </text:span><text:a xlink:type="simple" xlink:href="https://web.telegram.org/a/linearsearch.py" text:style-name="Internet_20_link" text:visited-style-name="Visited_20_Internet_20_Link"><text:span text:style-name="T18">linearsearch.py</text:span></text:a><text:span text:style-name="T18"><text:line-break/>time python </text:span><text:a xlink:type="simple" xlink:href="https://web.telegram.org/a/binarysearch.py" text:style-name="Internet_20_link" text:visited-style-name="Visited_20_Internet_20_Link"><text:span text:style-name="T18">binarysearch.py</text:span></text:a><text:span text:style-name="T18"><text:line-break/>На Windows:<text:line-break/>Measure-Command {python </text:span><text:a xlink:type="simple" xlink:href="https://web.telegram.org/a/linearsearch.py" text:style-name="Internet_20_link" text:visited-style-name="Visited_20_Internet_20_Link"><text:span text:style-name="T18">linearsearch.py</text:span></text:a><text:span text:style-name="T18">}<text:line-break/>Measure-Command {python </text:span><text:a xlink:type="simple" xlink:href="https://web.telegram.org/a/binarysearch.py" text:style-name="Internet_20_link" text:visited-style-name="Visited_20_Internet_20_Link"><text:span text:style-name="T18">binarysearch.py</text:span></text:a><text:span text:style-name="T18">}</text:span>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5">Алгоритм</text:p>
          </table:table-cell>
          <table:table-cell table:style-name="Таблица1.A1" office:value-type="string">
            <text:p text:style-name="P5">Реальное время(ms)</text:p>
          </table:table-cell>
          <table:table-cell table:style-name="Таблица1.C1" office:value-type="string">
            <text:p text:style-name="P5">Использование памяти(ms)</text:p>
          </table:table-cell>
        </table:table-row>
        <table:table-row>
          <table:table-cell table:style-name="Таблица1.A2" office:value-type="string">
            <text:p text:style-name="P5">Линейный поиск</text:p>
          </table:table-cell>
          <table:table-cell table:style-name="Таблица1.A2" office:value-type="string">
            <text:p text:style-name="P5">1500</text:p>
          </table:table-cell>
          <table:table-cell table:style-name="Таблица1.C2" office:value-type="string">
            <text:p text:style-name="P5">10</text:p>
          </table:table-cell>
        </table:table-row>
        <table:table-row>
          <table:table-cell table:style-name="Таблица1.A2" office:value-type="string">
            <text:p text:style-name="P5">Бинарный поиск</text:p>
          </table:table-cell>
          <table:table-cell table:style-name="Таблица1.A2" office:value-type="string">
            <text:p text:style-name="P5">1</text:p>
          </table:table-cell>
          <table:table-cell table:style-name="Таблица1.C2" office:value-type="string">
            <text:p text:style-name="P5">8</text:p>
          </table:table-cell>
        </table:table-row>
      </table:table>
      <text:p text:style-name="P4"><text:span text:style-name="T3"/></text:p>
      <text:p text:style-name="P1"><text:span text:style-name="T19">2)Давай подробно разберём, как выполнить замер пикового использования памяти для функций </text:span><text:span text:style-name="Source_20_Text"><text:span text:style-name="T19">linear_search</text:span></text:span><text:span text:style-name="T19"> и </text:span><text:span text:style-name="Source_20_Text"><text:span text:style-name="T19">binary_search</text:span></text:span><text:span text:style-name="T19"> с помощью модуля </text:span><text:span text:style-name="Source_20_Text"><text:span text:style-name="T19">memory_profiler</text:span></text:span><text:span text:style-name="T19">.<text:line-break/>1. Установка модуля </text:span><text:span text:style-name="Source_20_Text"><text:span text:style-name="T19">memory_profiler</text:span></text:span><text:span text:style-name="T19"><text:line-break/>В командной строке (терминале) выполни:```bash<text:line-break/>pip install memory_profiler<text:line-break/>Этот модуль позволит замерять использование памяти в Python-функциях.<text:line-break/></text:span></text:p>
      <text:p text:style-name="P1"><text:span text:style-name="T19">2. Подготовка кода с декораторами </text:span><text:span text:style-name="Source_20_Text"><text:span text:style-name="T19">@profile</text:span></text:span><text:span text:style-name="T19"><text:line-break/>Добавим в код декоратор </text:span><text:span text:style-name="Source_20_Text"><text:span text:style-name="T19">@profile</text:span></text:span><text:span text:style-name="T19"> перед обеими функциями — </text:span><text:span text:style-name="Source_20_Text"><text:span text:style-name="T19">linear_search</text:span></text:span><text:span text:style-name="T19"> и </text:span><text:span text:style-name="Source_20_Text"><text:span text:style-name="T19">binary_search</text:span></text:span><text:span text:style-name="T19">. Также для бинарного поиска важно, чтобы массив был </text:span><text:span text:style-name="T21">отсортирован</text:span><text:span text:style-name="T19"> — в твоём примере он уже отсортирован.```python<text:line-break/>from memory_profiler import profile<text:line-break/>@profile<text:line-break/>def linear_search(arr, target):<text:line-break/>for i in range(len(arr)):<text:line-break/>if arr[i] == target:<text:line-break/>return i<text:line-break/>return -1<text:line-break/>@profile<text:line-break/>def binary_search(arr, target):<text:line-break/></text:span><text:soft-page-break/><text:span text:style-name="T19">low, high = 0, len(arr) - 1<text:line-break/>while low &lt;= high:<text:line-break/>mid = (low + high) // 2<text:line-break/>if arr[mid] == target:<text:line-break/>return mid<text:line-break/>elif arr[mid] &lt; target:<text:line-break/>low = mid + 1<text:line-break/>else:<text:line-break/>high = mid - 1<text:line-break/>return -1<text:line-break/>if __name__ == "__main__":<text:line-break/>arr = list(range(1, 101))<text:line-break/>target = 100<text:line-break/><text:line-break/>print("Linear Search Result:", linear_search(arr, target))<text:line-break/>print("Binary Search Result:", binary_search(arr, target))</text:span></text:p>
      <text:p text:style-name="P4"><text:span text:style-name="T4"/></text:p>
      <text:p text:style-name="P1"><text:span text:style-name="T19">3. Запуск скрипта с профилированием памяти<text:line-break/>Для запуска с профилированием памяти используется команда:```bash<text:line-break/>python -m memory_profiler your_script.py<text:line-break/>где </text:span><text:span text:style-name="Source_20_Text"><text:span text:style-name="T19">your_script.py</text:span></text:span><text:span text:style-name="T19"> — имя файла с кодом.</text:span></text:p>
      <text:p text:style-name="P4"><text:span text:style-name="T4"/></text:p>
      <text:p text:style-name="P1"><text:span text:style-name="T19">4. Анализ результатов<text:line-break/>После запуска ты увидишь вывод, похожий на:```python<text:line-break/>Filename: your_script.py<text:line-break/><text:line-break/>Line # Mem usage Increment Line Contents<text:line-break/>================================================<text:line-break/>4 15.5 MiB 15.5 MiB @profile<text:line-break/>5 def linear_search(arr, target):<text:line-break/></text:span><text:soft-page-break/><text:span text:style-name="T19">6 15.5 MiB 0.0 MiB for i in range(len(arr)):<text:line-break/>7 15.5 MiB 0.0 MiB if arr[i] == target:<text:line-break/>8 15.5 MiB 0.0 MiB return i<text:line-break/>9 15.5 MiB 0.0 MiB return -1<text:line-break/>Filename: your_script.py<text:line-break/>Line # Mem usage Increment Line Contents<text:line-break/><text:line-break/>11 15.5 MiB 15.5 MiB @profile<text:line-break/>12 def binary_search(arr, target):<text:line-break/>13 15.5 MiB 0.0 MiB low, high = 0, len(arr) - 1<text:line-break/>14 15.5 MiB 0.0 MiB while low &lt;= high:<text:line-break/>15 15.5 MiB 0.0 MiB mid = (low + high) // 2<text:line-break/>16 15.5 MiB 0.0 MiB if arr[mid] == target:<text:line-break/>17 15.5 MiB 0.0 MiB return mid<text:line-break/>18 15.5 MiB 0.0 MiB elif arr[mid] &lt; target:<text:line-break/>19 15.5 MiB 0.0 MiB low = mid + 1<text:line-break/>20 15.5 MiB 0.0 MiB else:<text:line-break/>21 15.5 MiB 0.0 MiB high = mid - 1<text:line-break/>22 15.5 MiB 0.0 MiB return -1<text:line-break/>- </text:span><text:span text:style-name="T21">Mem usage</text:span><text:span text:style-name="T19"> — текущее использование памяти в MiB.<text:line-break/>- </text:span><text:span text:style-name="T21">Increment</text:span><text:span text:style-name="T19"> — изменение памяти по сравнению с предыдущей строкой.<text:line-break/>Пиковое использование памяти — это максимальное значение в столбце </text:span><text:span text:style-name="Source_20_Text"><text:span text:style-name="T19">Mem usage</text:span></text:span><text:span text:style-name="T19">.<text:line-break/> Итог:<text:line-break/>- Для твоего массива из 100 элементов обе функции будут использовать примерно одинаковую память, так как сами алгоритмы не создают дополнительных больших структур.<text:line-break/>- Разница в использовании памяти между </text:span><text:span text:style-name="Source_20_Text"><text:span text:style-name="T19">linear_search</text:span></text:span><text:span text:style-name="T19"> и </text:span><text:span text:style-name="Source_20_Text"><text:span text:style-name="T19">binary_search</text:span></text:span><text:span text:style-name="T19"> будет минимальна.<text:line-break/></text:span><text:soft-page-break/><text:span text:style-name="T19">- Однако, если массив станет очень большим, бинарный поиск может быть более эффективен по времени, а по памяти — примерно одинаков.</text:span></text:p>
      <text:p text:style-name="P4"><text:span text:style-name="T4"/></text:p>
      <text:p text:style-name="P4"><text:span text:style-name="T4"/></text:p>
      <text:p text:style-name="P1"><text:span text:style-name="T19">3)</text:span><text:span text:style-name="T18">Отличные вопросы! Давай подробно разберём каждый из них.<text:line-break/></text:span><text:span text:style-name="T23">1. Какой алгоритм работает быстрее на больших данных? Объясните, почему.<text:line-break/>- Linear search (линейный поиск) — перебирает элементы массива по порядку, пока не найдёт целевой элемент или не дойдёт до конца. В худшем случае (если элемент отсутствует или находится в конце) он просматривает все элементы. Его временная сложность — O(n), где n — размер массива.<text:line-break/>- Binary search (бинарный поиск) — работает только на отсортированном массиве. На каждом шаге он делит массив пополам, сравнивает средний элемент с целью и отбрасывает половину. Временная сложность — O(log n).<text:line-break/>Вывод: <text:line-break/>На больших данных бинарный поиск работает значительно быстрее, потому что количество операций растёт логарифмически, а линейный — линейно. Например, для миллиона элементов бинарный поиск сделает около 20 сравнений, а линейный — до миллиона.<text:line-break/>2. Какой алгоритм использует меньше памяти? Почему?<text:line-break/>- Оба алгоритма используют память в основном под сам входной массив и несколько переменных для индексов и счётчиков.<text:line-break/>- Linear search — просто перебирает элементы, не создаёт новых структур данных.<text:line-break/>- Binary search — также не создаёт дополнительных массивов, работает с индексами.<text:line-break/>Вывод: <text:line-break/>Память, используемая обоими алгоритмами, примерно одинаковая и минимальна — O(1) дополнительной памяти (константная). Разница в использовании памяти между ними практически отсутствует.3. Какие </text:span><text:soft-page-break/><text:span text:style-name="T23">ограничения имеют использованные инструменты (time, memory_profiler)?<text:line-break/>- time (модуль time или timeit):<text:line-break/>- Позволяет измерять время выполнения кода.<text:line-break/>- Не показывает, сколько памяти было использовано.<text:line-break/>- Результаты могут зависеть от нагрузки на систему, фоновых процессов.<text:line-break/>- Не даёт детализации по строкам кода (без дополнительной настройки).<text:line-break/>- memory_profiler:<text:line-break/>- Позволяет замерять использование памяти по строкам кода.<text:line-break/>- Работает с интервалом измерений (обычно 0.1 сек), поэтому не очень точен для очень быстрых функций.<text:line-break/>- Замеряет только память Python-процесса, не учитывает системные вызовы, память, выделенную нативными библиотеками.<text:line-break/>- Требует запуска скрипта с декоратором </text:span><text:span text:style-name="Source_20_Text"><text:span text:style-name="T23">@profile</text:span></text:span><text:span text:style-name="T23"> и специальной командой.<text:line-break/>- Может замедлять выполнение кода из-за профилирования.</text:span></text:p>
      <text:p text:style-name="P4"><text:span text:style-name="T6"><text:line-break/>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Iosevka Term SS03" fo:font-family="'Iosevka Term SS03'" style:font-family-generic="modern" style:font-pitch="fixed" style:font-name-asian="Liberation Mono" style:font-family-asian="'Liberation Mono'" style:font-family-generic-asian="modern" style:font-pitch-asian="fixed" style:font-name-complex="Iosevka Term SS03" style:font-family-complex="'Iosevka Term SS03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5T08:17:12.652588975</meta:creation-date>
    <dc:date>2025-06-05T08:36:24.058180893</dc:date>
    <meta:editing-duration>PT19M11S</meta:editing-duration>
    <meta:editing-cycles>1</meta:editing-cycles>
    <meta:document-statistic meta:table-count="1" meta:image-count="0" meta:object-count="0" meta:page-count="7" meta:paragraph-count="20" meta:word-count="1018" meta:character-count="7249" meta:non-whitespace-character-count="6220"/>
    <meta:generator>LibreOffice/7.6.4.1$Linux_X86_64 LibreOffice_project/60$Build-1</meta:generator>
  </office:meta>
</office:document-meta>
</file>